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entury Gothic" svg:font-family="'Century Gothic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style:font-name="Century Gothic" fo:font-size="10pt" style:font-size-asian="10pt" style:font-size-complex="10pt"/>
    </style:style>
    <style:style style:name="P2" style:family="paragraph" style:parent-style-name="Standard">
      <style:paragraph-properties fo:text-align="center" style:justify-single-word="false"/>
      <style:text-properties style:font-name="Century Gothic" fo:font-size="10pt" style:font-size-asian="10pt" style:font-size-complex="10pt"/>
    </style:style>
    <style:style style:name="P3" style:family="paragraph" style:parent-style-name="Standard">
      <style:text-properties style:font-name="Century Gothic" fo:font-size="10pt" fo:font-weight="bold" style:font-size-asian="10pt" style:font-weight-asian="bold" style:font-size-complex="10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Century Gothic" fo:font-size="10pt" fo:font-weight="bold" style:font-size-asian="10pt" style:font-weight-asian="bold" style:font-size-complex="10pt" style:font-weight-complex="bold"/>
    </style:style>
    <style:style style:name="P5" style:family="paragraph" style:parent-style-name="Standard">
      <style:text-properties style:font-name="Century Gothic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Century Gothic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6pt" fo:font-weight="bold" style:font-size-asian="16pt" style:font-weight-asian="bold" style:font-size-complex="16pt" style:font-weight-complex="bold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solid" style:text-underline-width="auto" style:text-underline-color="font-color"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</text:p>
      <text:p text:style-name="P2"><text:span text:style-name="T2">AAA</text:span></text:p>
      <text:p text:style-name="P2">Company Registration No : BBB</text:p>
      <text:p text:style-name="P2">(Incorporated in the Republic of Singapore)</text:p>
      <text:p text:style-name="P1"></text:p>
      <text:p text:style-name="P1"></text:p>
      <text:p text:style-name="P1"></text:p>
      <text:p text:style-name="P4">DIRECTORS’ RESOLUTION IN WRITING PURSUANT TO ARTICLE 90A</text:p>
      <text:p text:style-name="P6">OF THE COMPANY’S ARTICLES OF ASSOCIATION PASSED ON DDMMYYYY</text:p>
      <text:p text:style-name="P1"></text:p>
      <text:p text:style-name="P1"></text:p>
      <text:p text:style-name="P1"></text:p>
      <text:p text:style-name="P1"></text:p>
      <text:p text:style-name="P1"></text:p>
      <text:p text:style-name="P3">RESOLVED :-</text:p>
      <text:p text:style-name="P1"></text:p>
      <text:p text:style-name="P1"></text:p>
      <text:p text:style-name="P1"></text:p>
      <text:p text:style-name="P1"><text:span text:style-name="T4">NOTICE</text:span></text:p>
      <text:p text:style-name="P1">It was unanimously resolved that the waiving of issuing Two weeks’ notice for calling this meeting be and is hereby approved.</text:p>
      <text:p text:style-name="P1"></text:p>
      <text:p text:style-name="P1"></text:p>
      <text:p text:style-name="P5">TRANSFER OF SHARES</text:p>
      <text:p text:style-name="P1">It was unanimously resolved : That the transfer of 50,000 Ordinary Shares of S$1/- each fully paid, at S$1/- each in the capital of the Company as set out below be and is hereby approved.</text:p>
      <text:p text:style-name="P1"></text:p>
      <text:p text:style-name="P1"><text:span text:style-name="T3">Transferor</text:span><text:tab/>_________ <text:s text:c="17"/><text:span text:style-name="T3">Transferee</text:span><text:tab/><text:tab/><text:tab/><text:span text:style-name="T3">Number of Shares</text:span> </text:p>
      <text:p text:style-name="P1">CCC<text:tab/><text:tab/> <text:s text:c="4"/><text:tab/> <text:s text:c="20"/>DDD<text:tab/> <text:s text:c="49"/>XXX</text:p>
      <text:p text:style-name="P1"></text:p>
      <text:p text:style-name="P1">That the share certificates no. _________ be and are hereby cancelled and that the new share certificate no. __________ be issued to the above named transferee and that the Company’s Common Seal be affixed hereto in accordance with the Articles of Association.</text:p>
      <text:p text:style-name="P1"></text:p>
      <text:p text:style-name="P1"></text:p>
      <text:p text:style-name="P1"></text:p>
      <text:p text:style-name="P1"></text:p>
      <text:p text:style-name="P4">SIGNED AS CORRECT RECORD</text:p>
      <text:p text:style-name="P4">On Behalf of the Board</text:p>
      <text:p text:style-name="P1"></text:p>
      <text:p text:style-name="P1"></text:p>
      <text:p text:style-name="P1"></text:p>
      <text:p text:style-name="P1"></text:p>
      <text:p text:style-name="P1"></text:p>
      <text:p text:style-name="P1">______________________________________<text:tab/><text:tab/><text:tab/></text:p>
      <text:p text:style-name="P1">CCC</text:p>
      <text:p text:style-name="P1">Director<text:tab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Century Gothic" svg:font-family="'Century Gothic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5.9mm" fo:page-height="279.4mm" style:num-format="1" style:print-orientation="portrait" fo:margin="20mm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12-11T11:01:47</meta:creation-date>
    <dc:date>2015-12-11T11:02:45</dc:date>
    <dc:creator>phung11764 </dc:creator>
    <meta:editing-duration>P0D</meta:editing-duration>
    <meta:editing-cycles>1</meta:editing-cycles>
    <meta:document-statistic meta:table-count="0" meta:image-count="0" meta:object-count="0" meta:page-count="1" meta:paragraph-count="43" meta:word-count="154" meta:character-count="1096" meta:non-whitespace-character-count="815"/>
    <meta:generator>LibreOffice/3.5$Linux_X86_64 LibreOffice_project/350m1$Build-2</meta:generator>
  </office:meta>
</office:document-meta>
</file>